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a5458" officeooo:paragraph-rsid="000a5458" style:font-size-asian="17.5pt" style:font-weight-asian="bold" style:font-size-complex="20pt" style:font-weight-complex="bold"/>
    </style:style>
    <style:style style:name="P2" style:family="paragraph" style:parent-style-name="Standard">
      <style:paragraph-properties fo:text-align="start" style:justify-single-word="false"/>
      <style:text-properties fo:font-size="12pt" fo:font-style="normal" style:text-underline-style="none" fo:font-weight="normal" officeooo:rsid="000a5458" officeooo:paragraph-rsid="000a5458"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font-size="12pt" fo:font-style="normal" style:text-underline-style="none" fo:font-weight="normal" officeooo:rsid="000b15c3" officeooo:paragraph-rsid="000b15c3"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font-size="12pt" fo:font-style="normal" style:text-underline-style="none" fo:font-weight="normal" officeooo:rsid="000b15c3" officeooo:paragraph-rsid="000b8e7b"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style:text-underline-style="none" fo:font-weight="normal" officeooo:rsid="000b8e7b" officeooo:paragraph-rsid="000b8e7b"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style:text-underline-style="none" fo:font-weight="bold" officeooo:rsid="000a5458" officeooo:paragraph-rsid="000a5458"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fo:font-size="12pt" fo:font-style="normal" style:text-underline-style="none" fo:font-weight="bold" officeooo:rsid="000a5458" officeooo:paragraph-rsid="000b15c3" style:font-size-asian="10.5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fo:font-size="12pt" fo:font-style="italic" style:text-underline-style="none" fo:font-weight="normal" officeooo:rsid="000b15c3" officeooo:paragraph-rsid="000b15c3" style:font-size-asian="10.5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fo:font-size="12pt" style:text-underline-style="solid" style:text-underline-width="auto" style:text-underline-color="font-color" fo:font-weight="bold" officeooo:rsid="000b8e7b" officeooo:paragraph-rsid="000b8e7b" style:font-size-asian="12pt" style:font-weight-asian="bold" style:font-size-complex="12pt" style:font-weight-complex="bold"/>
    </style:style>
    <style:style style:name="P10" style:family="paragraph" style:parent-style-name="Standard">
      <style:paragraph-properties fo:text-align="start" style:justify-single-word="false"/>
      <style:text-properties fo:font-size="14pt" fo:font-style="normal" style:text-underline-style="none" fo:font-weight="bold" officeooo:rsid="000a5458" officeooo:paragraph-rsid="000a5458" style:font-size-asian="14pt" style:font-style-asian="normal" style:font-weight-asian="bold" style:font-size-complex="14pt" style:font-style-complex="normal" style:font-weight-complex="bold"/>
    </style:style>
    <style:style style:name="P11" style:family="paragraph" style:parent-style-name="Standard">
      <style:paragraph-properties fo:text-align="start" style:justify-single-word="false" fo:background-color="#6699cc">
        <style:background-image/>
      </style:paragraph-properties>
      <style:text-properties fo:color="#ffffff" fo:font-size="12pt" fo:font-style="normal" style:text-underline-style="none" fo:font-weight="normal" officeooo:rsid="000a5458" officeooo:paragraph-rsid="000a5458"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fo:background-color="#6699cc">
        <style:background-image/>
      </style:paragraph-properties>
      <style:text-properties fo:color="#ffffff" fo:font-size="12pt" fo:font-style="normal" style:text-underline-style="none" fo:font-weight="normal" officeooo:rsid="000b15c3" officeooo:paragraph-rsid="000b15c3"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fo:background-color="#6699cc">
        <style:background-image/>
      </style:paragraph-properties>
      <style:text-properties fo:color="#99ff66" fo:font-size="12pt" fo:font-style="normal" style:text-underline-style="none" fo:font-weight="normal" officeooo:rsid="000a5458" officeooo:paragraph-rsid="000a5458"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fo:background-color="#6699cc">
        <style:background-image/>
      </style:paragraph-properties>
      <style:text-properties fo:color="#66ff00" fo:font-size="12pt" fo:font-style="normal" style:text-underline-style="none" fo:font-weight="normal" officeooo:rsid="000b15c3" officeooo:paragraph-rsid="000b15c3" style:font-size-asian="10.5pt" style:font-style-asian="normal" style:font-weight-asian="normal" style:font-size-complex="12pt" style:font-style-complex="normal" style:font-weight-complex="normal"/>
    </style:style>
    <style:style style:name="T1" style:family="text">
      <style:text-properties fo:color="#99ff66"/>
    </style:style>
    <style:style style:name="T2" style:family="text">
      <style:text-properties fo:font-style="italic" style:font-style-asian="italic" style:font-style-complex="italic"/>
    </style:style>
    <style:style style:name="T3" style:family="text">
      <style:text-properties fo:font-style="italic" officeooo:rsid="000a5458" style:font-style-asian="italic" style:font-style-complex="italic"/>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color="#669900"/>
    </style:style>
    <style:style style:name="T6" style:family="text">
      <style:text-properties fo:color="#cc0000"/>
    </style:style>
    <style:style style:name="T7" style:family="text">
      <style:text-properties fo:color="#000000"/>
    </style:style>
    <style:style style:name="T8" style:family="text">
      <style:text-properties fo:color="#000000" officeooo:rsid="000b15c3"/>
    </style:style>
    <style:style style:name="T9" style:family="text">
      <style:text-properties fo:color="#000000" fo:font-style="italic" style:font-style-asian="italic" style:font-style-complex="italic"/>
    </style:style>
    <style:style style:name="T10" style:family="text">
      <style:text-properties fo:color="#000000" fo:font-style="italic" officeooo:rsid="000a5458" style:font-style-asian="italic" style:font-style-complex="italic"/>
    </style:style>
    <style:style style:name="T11" style:family="text">
      <style:text-properties fo:font-weight="bold" style:font-weight-asian="bold" style:font-weight-complex="bold"/>
    </style:style>
    <style:style style:name="T12" style:family="text">
      <style:text-properties officeooo:rsid="000b8e7b"/>
    </style:style>
    <style:style style:name="T13" style:family="text">
      <style:text-properties fo:color="#009933"/>
    </style:style>
    <style:style style:name="T14" style:family="text">
      <style:text-properties fo:color="#ff3300"/>
    </style:style>
    <style:style style:name="T15" style:family="text">
      <style:text-properties style:text-underline-style="none"/>
    </style:style>
    <style:style style:name="T16" style:family="text">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ste des tests effectués</text:p>
      <text:p text:style-name="P1"/>
      <text:p text:style-name="P1"/>
      <text:p text:style-name="P9">Note <text:span text:style-name="T15">: </text:span><text:span text:style-name="T16">Pour les 2 parties, les fichiers d'exemple (fichiers .o) sur lesquels les tests s'effectuent se trouve dans le répertoire </text:span><text:span text:style-name="T4">projet_prog_l3_info/elf_linker-1.0/Examples_loader/.</text:span></text:p>
      <text:p text:style-name="P1"/>
      <text:p text:style-name="P10">Partie 1 :</text:p>
      <text:p text:style-name="P2"/>
      <text:p text:style-name="P2"><text:tab/>La première partie est un script bash qui permet de tester une multitude de fichiers .o à travers toutes les étapes successives de la phase 1 de notre code et d'en récupérer la valeur de sortie nous indiquant si le programme s'est effectué avec succès. Celà permet notamment de nous indiquer si un cas particulier fait « bugger » notre code. La faiblesse de ce script est qu'il ne vérifie pas si les valeurs affichés par le programme sont exactes.</text:p>
      <text:p text:style-name="P2"/>
      <text:p text:style-name="P6">Objectif :</text:p>
      <text:p text:style-name="P6"/>
      <text:p text:style-name="P2">L'objectif est de s'assurer que notre programme (phase 1) fonctionne avec une grande quantité de fichiers .o, de façon automatique et ainsi détecter des cas particuliers ou des faiblesses de notre code qui conduirait à un « crash » de notre programme.</text:p>
      <text:p text:style-name="P6"/>
      <text:p text:style-name="P6">Marche à suivre :</text:p>
      <text:p text:style-name="P6"/>
      <text:p text:style-name="P2">Il suffit de se rendre dans le dossier <text:span text:style-name="T2">projet_prog_l3_info/elf_linker-1.0/sources_perso/ </text:span>et d'exécuter le fichier bash <text:span text:style-name="T2">auto_test.sh.</text:span></text:p>
      <text:p text:style-name="P2">Exemple : <text:span text:style-name="T2">./auto_test.sh</text:span></text:p>
      <text:p text:style-name="P2">Le résultat est alors affiché dans la console avec en vert les <text:span text:style-name="T5">succès</text:span> et en rouge, les <text:span text:style-name="T6">echecs</text:span><text:span text:style-name="T7">. </text:span><text:span text:style-name="T8">Si le résultat est trog long pour être affiché dans la console, il suffit de reconduire la sortie du programme dans un fichier texte.</text:span></text:p>
      <text:p text:style-name="P3"><text:span text:style-name="T8">E</text:span><text:span text:style-name="T7">xemple : </text:span><text:span text:style-name="T10">./auto_test.s</text:span><text:span text:style-name="T9">h &gt; log.txt</text:span></text:p>
      <text:p text:style-name="P6"/>
      <text:p text:style-name="P6">Conclusion :</text:p>
      <text:p text:style-name="P6"/>
      <text:p text:style-name="P3">Ce test ne permet pas de vérifier si les valeurs retournées sont exactes mais détecte une erreur d'exécution du programme soumis à un grand nombre de fichiers .o.</text:p>
      <text:p text:style-name="P6"/>
      <text:p text:style-name="P2">Script bash 1 :</text:p>
      <text:p text:style-name="P2"/>
      <text:p text:style-name="P11">#!/bin/bash</text:p>
      <text:p text:style-name="P11"></text:p>
      <text:p text:style-name="P11">cd ../Examples_loader</text:p>
      <text:p text:style-name="P11"/>
      <text:p text:style-name="P13">#itération sur la totalité des étapes de la phase 1</text:p>
      <text:p text:style-name="P11">for i in `seq 1 5`;</text:p>
      <text:p text:style-name="P11">do</text:p>
      <text:p text:style-name="P11"><text:tab/><text:span text:style-name="T1">#affichage de l'étape actuelle</text:span></text:p>
      <text:p text:style-name="P11"><text:tab/>echo -e "\033[33m============================"</text:p>
      <text:p text:style-name="P11"><text:tab/>echo -e "Etape $i :"</text:p>
      <text:p text:style-name="P11"><text:s text:c="8"/><text:tab/>echo -e "============================\033[0m"</text:p>
      <text:p text:style-name="P11"><text:tab/></text:p>
      <text:p text:style-name="P11"><text:soft-page-break/><text:tab/><text:span text:style-name="T1">#itération sur la totalité des fichiers .o du répertoire d'exemples</text:span></text:p>
      <text:p text:style-name="P11"><text:tab/>for files in $(ls *.o);</text:p>
      <text:p text:style-name="P11"><text:tab/>do</text:p>
      <text:p text:style-name="P11"><text:tab/><text:tab/><text:span text:style-name="T1">#affichage du fichier actuel</text:span></text:p>
      <text:p text:style-name="P11"><text:tab/><text:tab/>echo -e "\033[36mFichier : $files\033[0m"</text:p>
      <text:p text:style-name="P11"><text:tab/><text:tab/>cd ../Examples_loader</text:p>
      <text:p text:style-name="P11"><text:s text:c="8"/><text:tab/><text:tab/>../sources_perso/phase_un $files 1 1 $i</text:p>
      <text:p text:style-name="P11"><text:tab/><text:tab/><text:span text:style-name="T1">#teste la bonne exécution du programme</text:span></text:p>
      <text:p text:style-name="P11"><text:tab/><text:tab/>if [ $? -eq 0 ]</text:p>
      <text:p text:style-name="P11"><text:tab/><text:tab/>then</text:p>
      <text:p text:style-name="P11"><text:tab/><text:tab/> <text:s/>echo -e "\033[32mSuccess\033[0m\n"</text:p>
      <text:p text:style-name="P11"><text:tab/><text:tab/>else</text:p>
      <text:p text:style-name="P11"><text:tab/><text:tab/> <text:s/>echo -e "\033[31mFailure\033[0m\n"</text:p>
      <text:p text:style-name="P11"><text:tab/><text:tab/>fi</text:p>
      <text:p text:style-name="P11"><text:tab/>done</text:p>
      <text:p text:style-name="P11">done</text:p>
      <text:p text:style-name="P2"/>
      <text:p text:style-name="P10"/>
      <text:p text:style-name="P10"/>
      <text:p text:style-name="P10"/>
      <text:p text:style-name="P10"/>
      <text:p text:style-name="P10">Partie 2 :</text:p>
      <text:p text:style-name="P10"/>
      <text:p text:style-name="P3"><text:tab/>La deuxième partie est également un script bash qui permet de tester une multitude de fichiers .o à travers une étape précise de notre programme. En l'occurence le code présenté teste le retour de l'étape 1. Il va comparer de façon impartiale l'affichage de notre étape 1 à celui de la commande readelf correspondante. On peut ainsi être sûr que notre programme renvoie des valeurs et un affichage juste. La faiblesse de ce script est qu'il implique que notre affichage soit rigoureusement identique à la commande readelf, ce qui est contraignant.</text:p>
      <text:p text:style-name="P10"/>
      <text:p text:style-name="P7">Objectif :</text:p>
      <text:p text:style-name="P7"/>
      <text:p text:style-name="P3">L'objectif est de s'assurer que l'affichage d'une étape de notre programme est <text:span text:style-name="T11">parfaitement</text:span> conforme à celui de la commande readelf correspondante. Ainsi on peut affirmer avec certitude que notre programme fonctionne et renvoie des valeurs qui sont justes.</text:p>
      <text:p text:style-name="P7"/>
      <text:p text:style-name="P7">Marche à suivre :</text:p>
      <text:p text:style-name="P7"/>
      <text:p text:style-name="P5"><text:s/>Il faut également se rendre dans le dossier <text:span text:style-name="T3">projet_prog_l3_info/elf_linker-1.0/sources_perso/ </text:span>et exécuter le fichier bash <text:span text:style-name="T2">auto_testV2.sh</text:span>.</text:p>
      <text:p text:style-name="P5">Exemple : <text:span text:style-name="T2">./auto_testV2.sh</text:span></text:p>
      <text:p text:style-name="P5">Le résultat est alors affiché dans la console : « <text:span text:style-name="T13">Conforme à la commande readelf !</text:span> » ou « <text:span text:style-name="T14">Non conforme à la commande readelf ! </text:span>»</text:p>
      <text:p text:style-name="P4">Il est <text:span text:style-name="T12">en outre</text:span> possible d'afficher les fichiers qui sont comparés en décommentant les 2 dernières lignes.</text:p>
      <text:p text:style-name="P7"/>
      <text:p text:style-name="P7">Conclusion :</text:p>
      <text:p text:style-name="P7"/>
      <text:p text:style-name="P5">Ce test nous apporte une information sûre et fiable mais est contraignant à mettre en place car il faut formater notre affichage console de façon similaire à la commande readelf.</text:p>
      <text:p text:style-name="P7"/>
      <text:p text:style-name="P3"><text:soft-page-break/>Script bash 2 :</text:p>
      <text:p text:style-name="P3"/>
      <text:p text:style-name="P8">Afin que la comparaison réussisse, le script va supprimer les caractères d'espacement pour ignorer les différences de mise en forme, et également supprimer les accents de la commande readelf.</text:p>
      <text:p text:style-name="P8"/>
      <text:p text:style-name="P3"/>
      <text:p text:style-name="P12">#!/bin/bash</text:p>
      <text:p text:style-name="P12"></text:p>
      <text:p text:style-name="P12">log1=""</text:p>
      <text:p text:style-name="P12">log2=""</text:p>
      <text:p text:style-name="P12">cd ../Examples_loader</text:p>
      <text:p text:style-name="P14">#itération sur la totalité des fichiers .o du répertoire d'exemples</text:p>
      <text:p text:style-name="P12">for files in $(ls *.o);</text:p>
      <text:p text:style-name="P12">do</text:p>
      <text:p text:style-name="P12"><text:s text:c="11"/>#echo -e "\033[36mFichier : $files\033[0m" &gt; log.txt</text:p>
      <text:p text:style-name="P12"><text:tab/>cd ../Examples_loader</text:p>
      <text:p text:style-name="P12"><text:tab/>log11=$(../sources_perso/phase_un $files 1 1 1)</text:p>
      <text:p text:style-name="P12"><text:tab/>log1=$log1$log11</text:p>
      <text:p text:style-name="P12"><text:tab/>cd ../sources_perso</text:p>
      <text:p text:style-name="P12"><text:tab/>log22=$(readelf -h ../Examples_loader/$files)</text:p>
      <text:p text:style-name="P12"><text:tab/>log2=$log2$log22</text:p>
      <text:p text:style-name="P12">done</text:p>
      <text:p text:style-name="P14">#supprime les espaces</text:p>
      <text:p text:style-name="P12">log1Clean=$(echo $log1 | tr -d " \t\n\r")</text:p>
      <text:p text:style-name="P12">log2Clean=$(echo $log2 | tr -d " \t\n\r")</text:p>
      <text:p text:style-name="P14">#supprime les accents du readelf</text:p>
      <text:p text:style-name="P12">noaccents=$(echo $log2Clean | iconv -f utf8 -t ascii//TRANSLIT)</text:p>
      <text:p text:style-name="P12"></text:p>
      <text:p text:style-name="P14">#compare les versions readelf et perso</text:p>
      <text:p text:style-name="P12">if [ ! -z "$(diff &lt;(echo "$log1Clean") &lt;(echo "$noaccents"))" ]</text:p>
      <text:p text:style-name="P12">then</text:p>
      <text:p text:style-name="P12"><text:tab/>echo -e "\033[31mNon conforme à la commande readelf !\033[0m\n"<text:tab/><text:tab/></text:p>
      <text:p text:style-name="P12">else</text:p>
      <text:p text:style-name="P12"><text:tab/>echo -e "\033[32mConforme à la commande readelf !\033[0m\n"</text:p>
      <text:p text:style-name="P12">fi</text:p>
      <text:p text:style-name="P12"></text:p>
      <text:p text:style-name="P14">#décommenter pour créer des fichiers de logs</text:p>
      <text:p text:style-name="P12">#echo $log1Clean &gt; test_log.txt</text:p>
      <text:p text:style-name="P12">#echo $noaccents &gt;&gt; test_log.t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cheroh </meta:initial-creator>
    <meta:creation-date>2016-01-14T14:24:19.466906303</meta:creation-date>
    <dc:date>2016-01-14T15:08:34.479170091</dc:date>
    <dc:creator>rocheroh </dc:creator>
    <meta:editing-duration>PT11M13S</meta:editing-duration>
    <meta:editing-cycles>1</meta:editing-cycles>
    <meta:document-statistic meta:table-count="0" meta:image-count="0" meta:object-count="0" meta:page-count="3" meta:paragraph-count="87" meta:word-count="735" meta:character-count="4810" meta:non-whitespace-character-count="4029"/>
    <meta:generator>LibreOffice/4.2.8.2$Linux_X86_64 LibreOffice_project/420m0$Build-2</meta:generator>
  </office:meta>
</office:document-meta>
</file>